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adornments="Book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justify" style:justify-single-word="false" fo:hyphenation-ladder-count="no-limit" style:page-number="auto"/>
      <style:text-properties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fo:hyphenate="true" fo:hyphenation-remain-char-count="2" fo:hyphenation-push-char-count="2"/>
    </style:style>
    <style:style style:name="P3" style:family="paragraph" style:parent-style-name="Heading_20_1">
      <style:text-properties style:font-name="URW Chancery L1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position="super 58%" style:font-size-asian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Группа 2.3 (16.03.2011)</text:h>
      <text:p text:style-name="P1">Решения размещаются в двух файлах (один – h, второй – cpp) и демонстрируются в третьем файле main.cpp. Не забывайте о правилах работы с динамической памятью.</text:p>
      <text:list xml:id="list1469341205" text:style-name="L1">
        <text:list-item>
          <text:p text:style-name="P2">Создать запись <text:span text:style-name="Код">complex</text:span>, хранящую два поля вещественного типа и представляющую комплексное число. Определите функцию, вычисляющую модуль комплексного числа (sqrt((Re c)<text:span text:style-name="T3">2</text:span> + (Im c)<text:span text:style-name="T3">2</text:span>)).</text:p>
        </text:list-item>
        <text:list-item>
          <text:p text:style-name="P2">Определите функцию, создающую массив из <text:span text:style-name="T1">N</text:span> экземпляров <text:span text:style-name="Код">complex</text:span> в динамической памяти, такой что соответствующие комплексные числа лежат на биссектрисе первой координатной четверти (координаты (1, 1), (2, 2), … ).</text:p>
        </text:list-item>
        <text:list-item>
          <text:p text:style-name="P2">Определите функцию, которая в заданном массиве <text:span text:style-name="Код">complex</text:span> находит комплексное число с наибольшим модулем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adornments="Book" style:font-family-generic="modern" style:font-pitch="fixed"/>
    <style:font-face style:name="URW Chancery L1" svg:font-family="'URW Chancery L'" style:font-pitch="variable"/>
    <style:font-face style:name="URW Chancery L" svg:font-family="'URW Chancery L'" style:font-adornments="Medium Italic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URW Chancery L" fo:font-size="130%" fo:font-style="italic" fo:font-weight="normal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Код" style:family="text">
      <style:text-properties style:font-name="DejaVu Sans Mono" fo:font-size="10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9T00:18:40</meta:creation-date>
    <dc:date>2011-03-16T12:59:18</dc:date>
    <dc:creator>student </dc:creator>
    <meta:editing-duration>PT02H20M35S</meta:editing-duration>
    <meta:editing-cycles>18</meta:editing-cycles>
    <meta:generator>OpenOffice.org/3.2$Linux OpenOffice.org_project/320m12$Build-9483</meta:generator>
    <meta:document-statistic meta:table-count="0" meta:image-count="0" meta:object-count="0" meta:page-count="1" meta:paragraph-count="5" meta:word-count="96" meta:character-count="680"/>
  </office:meta>
</office:document-meta>
</file>